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6.2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4.8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48cm" fo:min-width="6.00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9.0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2.1cm" svg:x="5.6cm" svg:y="3.1cm">
          <text:p text:style-name="P1">EMPLOY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2.4cm" svg:x="1.9cm" svg:y="8.4cm">
          <text:p text:style-name="P1">SALARIED EMPLOY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2.4cm" svg:x="10.901cm" svg:y="8.401cm">
          <text:p text:style-name="P1">HOURLY EMPLOY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9.2cm" svg:height="2.4cm" svg:x="19.5cm" svg:y="8.4cm">
          <text:p text:style-name="P1">COMMISSIONED EMPLOY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8cm" svg:y1="8.6cm" svg:x2="10.3cm" svg:y2="5.3cm">
          <text:p/>
        </draw:line>
        <draw:line draw:style-name="gr4" draw:text-style-name="P2" draw:layer="layout" svg:x1="14.8cm" svg:y1="8.4cm" svg:x2="10.4cm" svg:y2="5.3cm">
          <text:p/>
        </draw:line>
        <draw:line draw:style-name="gr4" draw:text-style-name="P2" draw:layer="layout" svg:x1="24.3cm" svg:y1="8.5cm" svg:x2="10.3cm" svg:y2="5.3cm">
          <text:p/>
        </draw:line>
        <draw:custom-shape draw:style-name="gr5" draw:text-style-name="P1" draw:layer="layout" svg:width="13.5cm" svg:height="2.4cm" svg:x="13.4cm" svg:y="15.3cm">
          <text:p text:style-name="P1">BASEPLUSCOMMISSION EMPLOY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4cm" svg:y1="15.4cm" svg:x2="24.2cm" svg:y2="10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1:32:04.916944878</meta:creation-date>
    <dc:date>2021-10-11T14:06:46.849795655</dc:date>
    <meta:editing-duration>PT2H19M57S</meta:editing-duration>
    <meta:editing-cycles>1</meta:editing-cycles>
    <meta:document-statistic meta:object-count="9"/>
    <meta:generator>LibreOffice/6.4.7.2$Linux_X86_64 LibreOffice_project/40$Build-2</meta:generator>
  </office:meta>
</office:document-meta>
</file>